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 table:number-rows-repeated="104670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51:05.187076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1T19:07:01.425457462</dc:date>
    <dc:creator>Jesus Castagnetto</dc:creator>
    <meta:editing-duration>PT20H11M32S</meta:editing-duration>
    <meta:editing-cycles>155</meta:editing-cycles>
    <meta:generator>LibreOffice/6.4.3.2$Linux_X86_64 LibreOffice_project/40$Build-2</meta:generator>
    <meta:document-statistic meta:table-count="1" meta:cell-count="14094" meta:object-count="0"/>
  </office:meta>
</office:document-meta>
</file>